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Titre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language="fr" fo:country="FR"/>
    </style:style>
    <style:style style:name="T23" style:parent-style-name="Policepardéfaut" style:family="text">
      <style:text-properties fo:font-style="italic" style:font-style-asian="italic" style:font-style-complex="italic" fo:language="fr" fo:country="FR"/>
    </style:style>
    <style:style style:name="T24" style:parent-style-name="Policepardéfaut" style:family="text">
      <style:text-properties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style>
    <style:style style:name="T29" style:parent-style-name="Policepardéfaut" style:family="text">
      <style:text-properties fo:language="fr" fo:country="FR"/>
    </style:style>
    <style:style style:name="T30" style:parent-style-name="Policepardéfaut" style:family="text">
      <style:text-properties fo:font-style="italic" style:font-style-asian="italic" style:font-style-complex="italic"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Policepardéfaut" style:family="text">
      <style:text-properties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font-style="italic" style:font-style-asian="italic" style:font-style-complex="italic" fo:language="fr" fo:country="FR"/>
    </style:style>
    <style:style style:name="T42" style:parent-style-name="Policepardéfaut" style:family="text">
      <style:text-properties fo:language="fr" fo:country="FR"/>
    </style:style>
    <style:style style:name="P43" style:parent-style-name="Textbody" style:family="paragraph">
      <style:paragraph-properties fo:text-align="justify"/>
      <style:text-properties fo:language="fr" fo:country="FR"/>
    </style:style>
    <style:style style:name="P44" style:parent-style-name="Titre1" style:family="paragraph">
      <style:text-properties fo:language="fr" fo:country="FR"/>
    </style:style>
    <style:style style:name="P45" style:parent-style-name="Titre1" style:family="paragraph">
      <style:paragraph-properties fo:break-before="page"/>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Titre1"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font-style="italic" style:font-style-asian="italic" style:font-style-complex="italic" fo:language="fr" fo:country="FR"/>
    </style:style>
    <style:style style:name="T52" style:parent-style-name="Policepardéfaut" style:family="text">
      <style:text-properties fo:language="fr" fo:country="FR"/>
    </style:style>
    <style:style style:name="T53" style:parent-style-name="Policepardéfaut" style:family="text">
      <style:text-properties fo:font-style="italic" style:font-style-asian="italic" style:font-style-complex="italic"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P58" style:parent-style-name="Standard" style:family="paragraph">
      <style:paragraph-properties fo:text-align="justify"/>
      <style:text-properties fo:language="fr" fo:country="FR"/>
    </style:style>
    <style:style style:name="P59" style:parent-style-name="Titre1" style:family="paragraph">
      <style:text-properties fo:language="fr" fo:country="FR"/>
    </style:style>
    <style:style style:name="P60" style:parent-style-name="Standard" style:family="paragraph">
      <style:paragraph-properties fo:text-align="justify"/>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style:text-position="super 66.6%" fo:language="fr" fo:country="FR"/>
    </style:style>
    <style:style style:name="T65" style:parent-style-name="Policepardéfaut" style:family="text">
      <style:text-properties fo:language="fr" fo:country="FR"/>
    </style:style>
    <style:style style:name="T66" style:parent-style-name="Policepardéfaut" style:family="text">
      <style:text-properties style:font-name="Z003"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style:text-position="super 66.6%"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P81" style:parent-style-name="Standard" style:family="paragraph">
      <style:paragraph-properties fo:text-align="justify"/>
      <style:text-properties fo:language="fr" fo:country="FR"/>
    </style:style>
    <style:style style:name="P82" style:parent-style-name="Standard" style:family="paragraph">
      <style:paragraph-properties fo:text-align="justify"/>
      <style:text-properties fo:language="fr" fo:country="FR"/>
    </style:style>
    <style:style style:name="P83" style:parent-style-name="Standard" style:family="paragraph">
      <style:paragraph-properties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style>
    <style:style style:name="T89" style:parent-style-name="Policepardéfaut" style:family="text">
      <style:text-properties fo:language="fr" fo:country="FR"/>
    </style:style>
    <style:style style:name="T90" style:parent-style-name="Policepardéfaut" style:family="text">
      <style:text-properties fo:font-style="italic" style:font-style-asian="italic" style:font-style-complex="italic" fo:language="fr" fo:country="FR"/>
    </style:style>
    <style:style style:name="T91" style:parent-style-name="Policepardéfaut" style:family="text">
      <style:text-properties fo:language="fr" fo:country="FR"/>
    </style:style>
    <style:style style:name="T92" style:parent-style-name="Policepardéfaut" style:family="text">
      <style:text-properties fo:font-style="italic" style:font-style-asian="italic" style:font-style-complex="italic" fo:language="fr" fo:country="FR"/>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P95" style:parent-style-name="Titre1" style:family="paragraph">
      <style:paragraph-properties fo:break-before="page"/>
      <style:text-properties fo:language="fr" fo:country="FR"/>
    </style:style>
    <style:style style:name="TableColumn97" style:family="table-column">
      <style:table-column-properties style:column-width="0.4743in" style:use-optimal-column-width="false"/>
    </style:style>
    <style:style style:name="TableColumn98" style:family="table-column">
      <style:table-column-properties style:column-width="0.5486in" style:use-optimal-column-width="false"/>
    </style:style>
    <style:style style:name="Table96" style:family="table">
      <style:table-properties style:width="1.0229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fo:language="fr" fo:country="FR"/>
    </style:style>
    <style:style style:name="TableCell102" style:family="table-cell">
      <style:table-cell-properties fo:border="0.0034in solid #000000" style:writing-mode="lr-tb" fo:padding-top="0.0381in" fo:padding-left="0.0381in" fo:padding-bottom="0.0381in" fo:padding-right="0.0381in"/>
    </style:style>
    <style:style style:name="P103" style:parent-style-name="TableContents" style:family="paragraph">
      <style:paragraph-properties fo:text-align="center"/>
      <style:text-properties fo:language="fr" fo:country="FR"/>
    </style:style>
    <style:style style:name="P104" style:parent-style-name="Standard" style:family="paragraph">
      <style:text-properties fo:language="fr" fo:country="FR"/>
    </style:style>
    <style:style style:name="P105" style:parent-style-name="Titre3" style:family="paragraph">
      <style:text-properties fo:language="fr" fo:country="FR"/>
    </style:style>
    <style:style style:name="P106" style:parent-style-name="Standard" style:family="paragraph">
      <style:paragraph-properties fo:text-align="justify"/>
      <style:text-properties fo:font-style="italic" style:font-style-asian="italic" style:font-style-complex="italic" fo:language="fr" fo:country="FR"/>
    </style:style>
    <style:style style:name="P107" style:parent-style-name="Titre3" style:family="paragraph">
      <style:paragraph-properties fo:text-align="justify"/>
      <style:text-properties fo:language="fr" fo:country="FR"/>
    </style:style>
    <style:style style:name="P108" style:parent-style-name="Textbody" style:family="paragraph">
      <style:text-properties fo:font-style="italic" style:font-style-asian="italic" style:font-style-complex="italic" fo:language="fr" fo:country="FR"/>
    </style:style>
    <style:style style:name="P109" style:parent-style-name="Titre3" style:family="paragraph">
      <style:text-properties fo:language="fr" fo:country="FR"/>
    </style:style>
    <style:style style:name="P110" style:parent-style-name="Textbody" style:family="paragraph">
      <style:text-properties fo:font-style="italic" style:font-style-asian="italic" style:font-style-complex="italic" fo:language="fr" fo:country="FR"/>
    </style:style>
    <style:style style:name="P111" style:parent-style-name="Titre3" style:family="paragraph">
      <style:text-properties fo:language="fr" fo:country="FR"/>
    </style:style>
    <style:style style:name="P112" style:parent-style-name="Textbody" style:family="paragraph">
      <style:text-properties fo:font-style="italic" style:font-style-asian="italic" style:font-style-complex="italic" fo:language="fr" fo:country="FR"/>
    </style:style>
    <style:style style:name="P113" style:parent-style-name="Textbody" style:family="paragraph">
      <style:text-properties fo:font-style="italic" style:font-style-asian="italic" style:font-style-complex="italic" fo:language="fr" fo:country="FR"/>
    </style:style>
    <style:style style:name="P114" style:parent-style-name="Textbody" style:family="paragraph">
      <style:text-properties fo:font-style="italic" style:font-style-asian="italic" style:font-style-complex="italic" fo:language="fr" fo:country="FR"/>
    </style:style>
    <style:style style:name="P115" style:parent-style-name="Textbody" style:family="paragraph">
      <style:paragraph-properties fo:text-align="justify"/>
      <style:text-properties fo:font-style="italic" style:font-style-asian="italic" style:font-style-complex="italic" fo:language="fr" fo:country="FR"/>
    </style:style>
    <style:style style:name="P116" style:parent-style-name="Titre1" style:family="paragraph">
      <style:paragraph-properties fo:break-before="page"/>
      <style:text-properties fo:language="fr" fo:country="FR"/>
    </style:style>
    <style:style style:name="TableColumn118" style:family="table-column">
      <style:table-column-properties style:column-width="0.4743in" style:use-optimal-column-width="false"/>
    </style:style>
    <style:style style:name="TableColumn119" style:family="table-column">
      <style:table-column-properties style:column-width="0.5486in" style:use-optimal-column-width="false"/>
    </style:style>
    <style:style style:name="Table117" style:family="table">
      <style:table-properties style:width="1.0229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fo:language="fr" fo:country="FR"/>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TableContents" style:family="paragraph">
      <style:paragraph-properties fo:text-align="center"/>
      <style:text-properties fo:language="fr" fo:country="FR"/>
    </style:style>
    <style:style style:name="P125" style:parent-style-name="Titre3" style:family="paragraph">
      <style:text-properties fo:language="fr" fo:country="FR"/>
    </style:style>
    <style:style style:name="P126" style:parent-style-name="Titre3" style:family="paragraph">
      <style:text-properties fo:language="fr" fo:country="FR"/>
    </style:style>
    <style:style style:name="P127" style:parent-style-name="Textbody" style:family="paragraph">
      <style:text-properties fo:language="fr" fo:country="FR"/>
    </style:style>
    <style:style style:name="P128" style:parent-style-name="Titre3" style:family="paragraph">
      <style:text-properties fo:language="fr" fo:country="FR"/>
    </style:style>
    <style:style style:name="P129" style:parent-style-name="Textbody" style:family="paragraph">
      <style:text-properties fo:font-style="italic" style:font-style-asian="italic" style:font-style-complex="italic" fo:language="fr" fo:country="FR"/>
    </style:style>
    <style:style style:name="P130" style:parent-style-name="Titre3" style:family="paragraph">
      <style:text-properties fo:language="fr" fo:country="FR"/>
    </style:style>
    <style:style style:name="P131" style:parent-style-name="Textbody" style:family="paragraph">
      <style:text-properties fo:language="fr" fo:country="FR"/>
    </style:style>
    <style:style style:name="P132" style:parent-style-name="Titre3" style:family="paragraph">
      <style:text-properties fo:language="fr" fo:country="FR"/>
    </style:style>
    <style:style style:name="P133" style:parent-style-name="Textbody" style:family="paragraph">
      <style:text-properties fo:language="fr" fo:country="FR"/>
    </style:style>
    <style:style style:name="P134" style:parent-style-name="Titre3" style:family="paragraph">
      <style:text-properties fo:language="fr" fo:country="FR"/>
    </style:style>
    <style:style style:name="P135" style:parent-style-name="Textbody" style:family="paragraph">
      <style:text-properties fo:language="fr" fo:country="FR"/>
    </style:style>
    <style:style style:name="P136" style:parent-style-name="Titre3" style:family="paragraph">
      <style:text-properties fo:language="fr" fo:country="FR"/>
    </style:style>
    <style:style style:name="P137" style:parent-style-name="Textbody" style:family="paragraph">
      <style:text-properties fo:font-style="italic" style:font-style-asian="italic" style:font-style-complex="italic" fo:language="fr" fo:country="FR"/>
    </style:style>
    <style:style style:name="P138" style:parent-style-name="Titre1" style:family="paragraph">
      <style:paragraph-properties fo:break-before="page"/>
      <style:text-properties fo:language="fr" fo:country="FR"/>
    </style:style>
    <style:style style:name="P139" style:parent-style-name="Titre3" style:family="paragraph">
      <style:text-properties fo:language="fr" fo:country="FR"/>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text-properties fo:language="fr" fo:country="FR"/>
    </style:style>
    <style:style style:name="P148" style:parent-style-name="Standard" style:family="paragraph">
      <style:text-properties fo:language="fr" fo:country="FR"/>
    </style:style>
    <style:style style:name="P149" style:parent-style-name="Standard" style:family="paragraph">
      <style:text-properties fo:language="fr" fo:country="FR"/>
    </style:style>
    <style:style style:name="P150" style:parent-style-name="Standard" style:family="paragraph">
      <style:text-properties fo:language="fr" fo:country="FR"/>
    </style:style>
    <style:style style:name="P151" style:parent-style-name="Standard" style:family="paragraph">
      <style:text-properties fo:language="fr" fo:country="FR"/>
    </style:style>
    <style:style style:name="P152" style:parent-style-name="Standard" style:family="paragraph">
      <style:text-properties fo:language="fr" fo:country="FR"/>
    </style:style>
    <style:style style:name="P153" style:parent-style-name="Standard" style:family="paragraph">
      <style:text-properties fo:language="fr" fo:country="FR"/>
    </style:style>
    <style:style style:name="P154" style:parent-style-name="Standard" style:family="paragraph">
      <style:text-properties fo:language="fr" fo:country="FR"/>
    </style:style>
    <style:style style:name="P155" style:parent-style-name="Standard" style:family="paragraph">
      <style:text-properties fo:language="fr" fo:country="FR"/>
    </style:style>
    <style:style style:name="P156" style:parent-style-name="Standard" style:family="paragraph">
      <style:text-properties fo:language="fr" fo:country="FR"/>
    </style:style>
    <style:style style:name="P157" style:parent-style-name="Standard" style:family="paragraph">
      <style:text-properties fo:language="fr" fo:country="FR"/>
    </style:style>
    <style:style style:name="P158" style:parent-style-name="Titre3" style:family="paragraph">
      <style:text-properties fo:language="fr" fo:country="FR"/>
    </style:style>
    <style:style style:name="TableColumn160" style:family="table-column">
      <style:table-column-properties style:column-width="0.4743in" style:use-optimal-column-width="false"/>
    </style:style>
    <style:style style:name="TableColumn161" style:family="table-column">
      <style:table-column-properties style:column-width="0.5486in" style:use-optimal-column-width="false"/>
    </style:style>
    <style:style style:name="Table159" style:family="table">
      <style:table-properties style:width="1.0229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language="fr" fo:country="FR"/>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text-properties fo:language="fr" fo:country="FR"/>
    </style:style>
    <style:style style:name="P167" style:parent-style-name="Standard" style:family="paragraph">
      <style:text-properties fo:language="fr" fo:country="FR"/>
    </style:style>
    <style:style style:name="P168" style:parent-style-name="Titre3" style:family="paragraph">
      <style:text-properties fo:language="fr" fo:country="FR"/>
    </style:style>
    <style:style style:name="TableColumn170" style:family="table-column">
      <style:table-column-properties style:column-width="0.4743in" style:use-optimal-column-width="false"/>
    </style:style>
    <style:style style:name="TableColumn171" style:family="table-column">
      <style:table-column-properties style:column-width="0.5486in" style:use-optimal-column-width="false"/>
    </style:style>
    <style:style style:name="Table169" style:family="table">
      <style:table-properties style:width="1.0229in" fo:margin-left="0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fo:language="fr" fo:country="FR"/>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paragraph-properties fo:text-align="center"/>
      <style:text-properties fo:language="fr" fo:country="FR"/>
    </style:style>
    <style:style style:name="P177" style:parent-style-name="Textbody" style:family="paragraph">
      <style:text-properties fo:color="#000000" fo:language="fr" fo:country="FR"/>
    </style:style>
    <style:style style:name="P178" style:parent-style-name="Titre3" style:family="paragraph">
      <style:text-properties fo:language="fr" fo:country="FR"/>
    </style:style>
    <style:style style:name="TableColumn180" style:family="table-column">
      <style:table-column-properties style:column-width="0.4708in" style:use-optimal-column-width="false"/>
    </style:style>
    <style:style style:name="Table179" style:family="table">
      <style:table-properties style:width="0.4708in" fo:margin-left="0in" table:align="left"/>
    </style:style>
    <style:style style:name="TableRow181" style:family="table-row">
      <style:table-row-properties style:use-optimal-row-height="false"/>
    </style:style>
    <style:style style:name="TableCell182" style:family="table-cell">
      <style:table-cell-properties fo:border="0.0034in solid #000000" style:writing-mode="lr-tb" fo:padding-top="0.0381in" fo:padding-left="0.0381in" fo:padding-bottom="0.0381in" fo:padding-right="0.0381in"/>
    </style:style>
    <style:style style:name="P183" style:parent-style-name="TableContents" style:family="paragraph">
      <style:paragraph-properties fo:text-align="center"/>
      <style:text-properties fo:language="fr" fo:country="FR"/>
    </style:style>
    <style:style style:name="P184" style:parent-style-name="Textbody" style:family="paragraph">
      <style:text-properties fo:language="fr" fo:country="FR"/>
    </style:style>
    <style:style style:name="P185" style:parent-style-name="Textbody" style:family="paragraph">
      <style:text-properties fo:language="fr" fo:country="FR"/>
    </style:style>
    <style:style style:name="P186" style:parent-style-name="Textbody" style:family="paragraph"/>
    <style:style style:name="T187" style:parent-style-name="Policepardéfaut" style:family="text">
      <style:text-properties fo:language="fr" fo:country="FR"/>
    </style:style>
    <style:style style:name="T188" style:parent-style-name="Policepardéfaut" style:family="text">
      <style:text-properties fo:font-style="italic" style:font-style-asian="italic" style:font-style-complex="italic"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P191" style:parent-style-name="Titre1" style:family="paragraph">
      <style:paragraph-properties fo:break-before="page"/>
      <style:text-properties fo:language="fr" fo:country="FR"/>
    </style:style>
    <style:style style:name="P192" style:parent-style-name="Textbody" style:family="paragraph">
      <style:paragraph-properties fo:text-align="justify"/>
      <style:text-properties fo:language="fr" fo:country="FR"/>
    </style:style>
    <style:style style:name="P193" style:parent-style-name="Titre3" style:family="paragraph">
      <style:paragraph-properties fo:text-align="justify"/>
      <style:text-properties fo:language="fr" fo:country="FR"/>
    </style:style>
    <style:style style:name="P194" style:parent-style-name="Textbody" style:family="paragraph">
      <style:paragraph-properties fo:text-align="justify"/>
    </style:style>
    <style:style style:name="T195" style:parent-style-name="Policepardéfaut" style:family="text">
      <style:text-properties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language="fr" fo:country="FR"/>
    </style:style>
    <style:style style:name="T198" style:parent-style-name="Policepardéfaut" style:family="text">
      <style:text-properties fo:language="fr" fo:country="FR"/>
    </style:style>
    <style:style style:name="P199" style:parent-style-name="Titre3" style:family="paragraph">
      <style:paragraph-properties fo:text-align="justify"/>
      <style:text-properties fo:language="fr" fo:country="FR"/>
    </style:style>
    <style:style style:name="P200" style:parent-style-name="Textbody" style:family="paragraph">
      <style:paragraph-properties fo:text-align="justify"/>
    </style:style>
    <style:style style:name="T201" style:parent-style-name="Policepardéfaut" style:family="text">
      <style:text-properties fo:language="fr" fo:country="FR"/>
    </style:style>
    <style:style style:name="T202" style:parent-style-name="Policepardéfaut" style:family="text">
      <style:text-properties fo:font-style="italic" style:font-style-asian="italic" style:font-style-complex="italic" fo:language="fr" fo:country="FR"/>
    </style:style>
    <style:style style:name="T203" style:parent-style-name="Policepardéfaut" style:family="text">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font-style="italic" style:font-style-asian="italic" style:font-style-complex="italic" fo:language="fr" fo:country="FR"/>
    </style:style>
    <style:style style:name="T212" style:parent-style-name="Policepardéfaut" style:family="text">
      <style:text-properties fo:language="fr" fo:country="FR"/>
    </style:style>
    <style:style style:name="P213" style:parent-style-name="Titre3" style:family="paragraph">
      <style:paragraph-properties fo:text-align="justify"/>
    </style:style>
    <style:style style:name="T214" style:parent-style-name="Policepardéfaut" style:family="text">
      <style:text-properties fo:language="fr" fo:country="FR"/>
    </style:style>
    <style:style style:name="T215" style:parent-style-name="Policepardéfaut" style:family="text">
      <style:text-properties fo:font-style="italic" style:font-style-asian="italic" style:font-style-complex="italic" fo:language="fr" fo:country="FR"/>
    </style:style>
    <style:style style:name="P216" style:parent-style-name="Textbody" style:family="paragraph">
      <style:paragraph-properties fo:text-align="justify"/>
    </style:style>
    <style:style style:name="T217" style:parent-style-name="Policepardéfaut" style:family="text">
      <style:text-properties fo:language="fr" fo:country="FR"/>
    </style:style>
    <style:style style:name="T218" style:parent-style-name="Policepardéfaut" style:family="text">
      <style:text-properties fo:font-style="italic" style:font-style-asian="italic" style:font-style-complex="italic" fo:language="fr" fo:country="FR"/>
    </style:style>
    <style:style style:name="T219" style:parent-style-name="Policepardéfaut" style:family="text">
      <style:text-properties fo:font-style="italic" style:font-style-asian="italic" style:font-style-complex="italic" fo:language="fr" fo:country="FR"/>
    </style:style>
    <style:style style:name="T220" style:parent-style-name="Policepardéfaut" style:family="text">
      <style:text-properties fo:language="fr" fo:country="FR"/>
    </style:style>
    <style:style style:name="T221" style:parent-style-name="Policepardéfaut" style:family="text">
      <style:text-properties fo:font-style="italic" style:font-style-asian="italic" style:font-style-complex="italic" fo:language="fr" fo:country="FR"/>
    </style:style>
    <style:style style:name="T222" style:parent-style-name="Policepardéfaut" style:family="text">
      <style:text-properties fo:language="fr" fo:country="FR"/>
    </style:style>
    <style:style style:name="T223" style:parent-style-name="Policepardéfaut" style:family="text">
      <style:text-properties fo:font-style="italic" style:font-style-asian="italic" style:font-style-complex="italic" fo:language="fr" fo:country="FR"/>
    </style:style>
    <style:style style:name="T224" style:parent-style-name="Policepardéfaut" style:family="text">
      <style:text-properties fo:language="fr" fo:country="FR"/>
    </style:style>
    <style:style style:name="T225" style:parent-style-name="Policepardéfaut" style:family="text">
      <style:text-properties fo:language="fr" fo:country="FR"/>
    </style:style>
    <style:style style:name="P226" style:parent-style-name="Textbody" style:family="paragraph">
      <style:paragraph-properties fo:text-align="justify"/>
      <style:text-properties fo:language="fr" fo:country="FR"/>
    </style:style>
    <style:style style:name="P227" style:parent-style-name="Titre1" style:family="paragraph">
      <style:text-properties fo:language="fr" fo:country="FR"/>
    </style:style>
    <style:style style:name="P228" style:parent-style-name="Textbody" style:family="paragraph"/>
    <style:style style:name="T229" style:parent-style-name="Policepardéfaut" style:family="text">
      <style:text-properties fo:language="fr" fo:country="FR"/>
    </style:style>
    <style:style style:name="T230" style:parent-style-name="Policepardéfaut" style:family="text">
      <style:text-properties fo:font-style="italic" style:font-style-asian="italic" style:font-style-complex="italic" fo:language="fr" fo:country="FR"/>
    </style:style>
    <style:style style:name="T231" style:parent-style-name="Policepardéfaut" style:family="text">
      <style:text-properties fo:language="fr" fo:country="FR"/>
    </style:style>
    <style:style style:name="T232" style:parent-style-name="Policepardéfaut" style:family="text">
      <style:text-properties fo:font-style="italic" style:font-style-asian="italic" style:font-style-complex="italic" fo:language="fr" fo:country="FR"/>
    </style:style>
    <style:style style:name="T233" style:parent-style-name="Policepardéfaut" style:family="text">
      <style:text-properties fo:language="fr" fo:country="FR"/>
    </style:style>
    <style:style style:name="T234" style:parent-style-name="Policepardéfaut" style:family="text">
      <style:text-properties fo:font-style="italic" style:font-style-asian="italic" style:font-style-complex="italic" fo:language="fr" fo:country="FR"/>
    </style:style>
    <style:style style:name="P235" style:parent-style-name="Textbody" style:family="paragraph">
      <style:paragraph-properties fo:text-align="justify"/>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text:s/>Salim,<text:s/>1733231</text:p>
            <text:p text:style-name="P12">Badirou,<text:s/>Wajiha,<text:s/>1770039</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par rapport à la correction</text:h>
      <text:list text:style-name="LFO1" text:continue-numbering="true">
        <text:list-item>
          <text:p text:style-name="P20">Répondez directement dans ce<text:s/>document ODT avec LibreOffice. La correction se fait à même le rapport.</text:p>
        </text:list-item>
        <text:list-item>
          <text:p text:style-name="P21"><text:span text:style-name="T22">Avant votre troisième séance de laboratoire, vous devez faire une<text:s/></text:span><text:span text:style-name="T23">remise électronique sur Moodle</text:span><text:span text:style-name="T24"><text:s/>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er les mêmes langage, compilateur et ordinateur pour tout</text:span><text:span text:style-name="T39">es vos implantations. Notez que le code et les exécutables soumis seront testés sur les ordinateurs de la salle L-4714 et doivent être compatibles avec cet environnement. En d’autres mots, tout doit fonctionner correctement lorsque le correcteur exécute vo</text:span><text:span text:style-name="T40">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n de matrices<text:s/></text:span><text:span text:style-name="T51">conventionnel</text:span><text:span text:style-name="T52"><text:s/>et<text:s/></text:span><text:span text:style-name="T53">diviser-pour-régner</text:span><text:span text:style-name="T54"><text:s/>(algorithme de Strassen, section 4.4 des notes de cours). Vous ferez deux versions de ce dernier, avec et sans un<text:s/></text:span><text:span text:style-name="T55">seuil</text:span><text:span text:style-name="T56"><text:s/>de récursivité déterminé expérimentalement par essai-erreur. Pour la version avec seuil de récursivité, les (sou</text:span><text:span text:style-name="T57">s-)exemplaires dont la taille est en deça de ce seuil ne seront plus résolus récursivement mais plutôt directement avec l’algorithme conventionnel. Assurez-vous que vos implantations sont correctes en comparant les résultats des trois algorithmes.</text:span></text:p>
      <text:p text:style-name="P58"/>
      <text:h text:style-name="P59" text:outline-level="1">Jeu de<text:s/>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text:s/></text:span><text:span text:style-name="T76">aux</text:span><text:span text:style-name="T77"><text:s/>lignes de la matrice où chaque nombre est séparé par une t</text:span><text:span text:style-name="T78">abulation. Voici un exemple pour<text:s/></text:span><text:span text:style-name="T79">N</text:span><text:span text:style-name="T80"><text:s/>= 2 :</text:span></text:p>
      <text:p text:style-name="P81"/>
      <text:p text:style-name="P82">2</text:p>
      <text:p text:style-name="P83">1<text:tab/>3<text:tab/>2<text:tab/>1</text:p>
      <text:p text:style-name="P84">0<text:tab/>1<text:tab/>2<text:tab/>2</text:p>
      <text:p text:style-name="P85">3<text:tab/>3<text:tab/>3<text:tab/>1</text:p>
      <text:p text:style-name="P86">3<text:tab/>0<text:tab/>1<text:tab/>1</text:p>
      <text:p text:style-name="P87"/>
      <text:p text:style-name="P88"><text:span text:style-name="T89">Pour chaque valeur de<text:s/></text:span><text:span text:style-name="T90">N</text:span><text:span text:style-name="T91">, générez cinq <text:s/>matrices que vous pourrez multiplier deux à deux, ce qui vous donnera dix exemplaires. Utilisez au moins cinq valeurs consécutives de<text:s/></text:span><text:span text:style-name="T92">N</text:span><text:span text:style-name="T93"><text:s/>pour</text:span><text:span text:style-name="T94"><text:s/>votre analyse; ce choix pourra varier d'une équipe à l'autre selon la qualité de vos implémentations.</text:span></text:p>
      <text:soft-page-break/>
      <text:h text:style-name="P95" text:outline-level="1">Présentation des résultats</text:h>
      <table:table table:style-name="Table96">
        <table:table-columns>
          <table:table-column table:style-name="TableColumn97"/>
          <table:table-column table:style-name="TableColumn98"/>
        </table:table-columns>
        <table:table-row table:style-name="TableRow99">
          <table:table-cell table:style-name="TableCell100">
            <text:p text:style-name="P101">0</text:p>
          </table:table-cell>
          <table:table-cell table:style-name="TableCell102">
            <text:p text:style-name="P103"><text:s/>/ 4 pt</text:p>
          </table:table-cell>
        </table:table-row>
      </table:table>
      <text:p text:style-name="P104"/>
      <text:h text:style-name="P105" text:outline-level="3">Tableau des résulats</text:h>
      <text:p text:style-name="P106">Pour chacun des trois algorithmes, mesurez le temps d’exécution pour chaque<text:s/>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h text:style-name="P107" text:outline-level="3">Tests de puissance</text:h>
      <text:p text:style-name="P108">Pour chacun des algorithmes, appliquez le test de puissance et rapportez les graphiques ici.</text:p>
      <text:h text:style-name="P109" text:outline-level="3">Test du rapport</text:h>
      <text:p text:style-name="P110">Pour chacun des algorithmes, appliquez le test du rapport et rapportez les graphiques ici.</text:p>
      <text:h text:style-name="P111" text:outline-level="3">Test des constantes</text:h>
      <text:h text:style-name="P112" text:outline-level="1">Pour chacun des algorithmes, appliquez le test des constantes et rapportez les graphiques ici.</text:h>
      <text:h text:style-name="P113" text:outline-level="1"/>
      <text:h text:style-name="P114" text:outline-level="1"/>
      <text:h text:style-name="P115" text:outline-level="1">Note : Pour effectuer vos régressions linéaires, vous pouvez utiliser<text:s/>l'outil de votre choix : Excel, LibreOffice, gnuplot, R, matplotlib, etc. Il vous serait probablement plus rapide en bout de ligne d’utiliser une méthode qui vous permette d'automatiser la génération de vos graphiques, mais ce choix vous revient. Le guide<text:s/>intitulé “guide bash” sur Moodle peut vous servir d’inspiration si vous voulez automatiser la génération de graphiques.</text:h>
      <text:soft-page-break/>
      <text:h text:style-name="P116" text:outline-level="1">Analyse et discussion</text:h>
      <table:table table:style-name="Table117">
        <table:table-columns>
          <table:table-column table:style-name="TableColumn118"/>
          <table:table-column table:style-name="TableColumn119"/>
        </table:table-columns>
        <table:table-row table:style-name="TableRow120">
          <table:table-cell table:style-name="TableCell121">
            <text:p text:style-name="P122">0</text:p>
          </table:table-cell>
          <table:table-cell table:style-name="TableCell123">
            <text:p text:style-name="P124"><text:s/>/ 6 pt</text:p>
          </table:table-cell>
        </table:table-row>
      </table:table>
      <text:h text:style-name="P125" text:outline-level="3"/>
      <text:h text:style-name="P126" text:outline-level="3">Que pouvez-vous déduire du test de puissance?</text:h>
      <text:p text:style-name="P127"/>
      <text:h text:style-name="P128" text:outline-level="3">Citez la consommation théorique du temps de<text:s/>calcul pour les algorithmes, en notation asymptotique.</text:h>
      <text:p text:style-name="P129">Nul besoin de faire une preuve, on demande seulement de citer.</text:p>
      <text:h text:style-name="P130" text:outline-level="3">Que pouvez-vous déduire du test du rapport?</text:h>
      <text:p text:style-name="P131"/>
      <text:h text:style-name="P132" text:outline-level="3">Que pouvez-vous déduire du test des constantes?</text:h>
      <text:p text:style-name="P133"/>
      <text:h text:style-name="P134" text:outline-level="3">Discutez de l’impact du seuil de récursivité.</text:h>
      <text:p text:style-name="P135"/>
      <text:h text:style-name="P136" text:outline-level="3">Suite à cette analyse, indiquez sous quelles conditions (taille d’exemplaire ou autre) vous utiliseriez chacun de ces algorithmes. Justifiez.</text:h>
      <text:p text:style-name="P137"/>
      <text:soft-page-break/>
      <text:h text:style-name="P138" text:outline-level="1">Autres critères de correction</text:h>
      <text:h text:style-name="P139" text:outline-level="3">Respect de l’interface tp.sh</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1 pt</text:p>
          </table:table-cell>
        </table:table-row>
      </table:table>
      <text:p text:style-name="P148"/>
      <text:p text:style-name="P149">Utilisation :</text:p>
      <text:p text:style-name="P150"><text:tab/>tp.sh -a [conv |<text:s/>strassen | strassenSeuil] -e [path_vers_exemplaire_1 path_vers_exemplaire_2]</text:p>
      <text:p text:style-name="P151"/>
      <text:p text:style-name="P152">Arguments optionnels :</text:p>
      <text:p text:style-name="P153"><text:tab/>-p<text:s/><text:tab/>affiche la matrice résultat dans le format des exemplaires, sans texte superflu</text:p>
      <text:p text:style-name="P154"><text:tab/>-t<text:tab/>affiche le temps d’exécution en ms, sans unité ni texte superflu</text:p>
      <text:p text:style-name="P155"/>
      <text:p text:style-name="P156">Important : l’option -e doit accepter des fichiers avec des paths absolus.</text:p>
      <text:p text:style-name="P157"/>
      <text:h text:style-name="P158" text:outline-level="3">Qualité du code</text:h>
      <table:table table:style-name="Table159">
        <table:table-columns>
          <table:table-column table:style-name="TableColumn160"/>
          <table:table-column table:style-name="TableColumn161"/>
        </table:table-columns>
        <table:table-row table:style-name="TableRow162">
          <table:table-cell table:style-name="TableCell163">
            <text:p text:style-name="P164">0</text:p>
          </table:table-cell>
          <table:table-cell table:style-name="TableCell165">
            <text:p text:style-name="P166"><text:s/>/ 1 pt</text:p>
          </table:table-cell>
        </table:table-row>
      </table:table>
      <text:p text:style-name="P167"/>
      <text:h text:style-name="P168" text:outline-level="3">Présentation générale (concision, qualité du français, etc.)</text:h>
      <table:table table:style-name="Table169">
        <table:table-columns>
          <table:table-column table:style-name="TableColumn170"/>
          <table:table-column table:style-name="TableColumn171"/>
        </table:table-columns>
        <table:table-row table:style-name="TableRow172">
          <table:table-cell table:style-name="TableCell173">
            <text:p text:style-name="P174">0</text:p>
          </table:table-cell>
          <table:table-cell table:style-name="TableCell175">
            <text:p text:style-name="P176"><text:s/>/ 1 pt</text:p>
          </table:table-cell>
        </table:table-row>
      </table:table>
      <text:p text:style-name="P177"/>
      <text:h text:style-name="P178" text:outline-level="3">Pénalités</text:h>
      <table:table table:style-name="Table179">
        <table:table-columns>
          <table:table-column table:style-name="TableColumn180"/>
        </table:table-columns>
        <table:table-row table:style-name="TableRow181">
          <table:table-cell table:style-name="TableCell182">
            <text:p text:style-name="P183">0</text:p>
          </table:table-cell>
        </table:table-row>
      </table:table>
      <text:p text:style-name="P184"/>
      <text:list text:style-name="LFO2" text:continue-numbering="true">
        <text:list-item>
          <text:p text:style-name="P185">Retard : -1 pt / journée de retard, arrondi vers le haut. Les<text:s/>TPs ne sont plus acceptés après 3 jours.</text:p>
        </text:list-item>
        <text:list-item>
          <text:p text:style-name="P186"><text:span text:style-name="T187">Autres : Le correcteur peut attribuer d’autres pénalités (par exemple si les exécutables sont manquants, fichier<text:s/></text:span><text:span text:style-name="T188">emails.txt</text:span><text:span text:style-name="T189"><text:s/>manquant, etc.</text:span><text:span text:style-name="T190">)</text:span></text:p>
        </text:list-item>
      </text:list>
      <text:soft-page-break/>
      <text:h text:style-name="P191" text:outline-level="1">Fichiers fournis</text:h>
      <text:p text:style-name="P192">Outre le présent rapport que vous devez<text:s/>compléter, les autres fichiers fournis sont les suivants :</text:p>
      <text:h text:style-name="P193" text:outline-level="3">generer_exemplaire.py</text:h>
      <text:p text:style-name="P194"><text:span text:style-name="T195">Ce script prend en entrée<text:s/></text:span><text:span text:style-name="T196">N</text:span><text:span text:style-name="T197">, un nom de fichier de sortie, et un germe, et génère</text:span><text:span text:style-name="T198"><text:s/>un exemplaire (une matrice).</text:span></text:p>
      <text:h text:style-name="P199" text:outline-level="3">generer_serie.sh</text:h>
      <text:p text:style-name="P200"><text:span text:style-name="T201">Ce script prend en entrée un<text:s/></text:span><text:span text:style-name="T202">N</text:span><text:span text:style-name="T203"><text:s/>de départ, un nom</text:span><text:span text:style-name="T204">bre de</text:span><text:span text:style-name="T205"><text:s/>N</text:span><text:span text:style-name="T206">,</text:span><text:span text:style-name="T207"><text:s/></text:span><text:span text:style-name="T208">et un germe, et génère une série d’exemplaires suivant les consignes du TP (cinq matrices par taille d’exemplaire pour un nombre donné de<text:s/></text:span><text:span text:style-name="T209">N<text:s/></text:span><text:span text:style-name="T210">consécutifs, commençant avec le<text:s/></text:span><text:span text:style-name="T211">N<text:s/></text:span><text:span text:style-name="T212">de départ).</text:span></text:p>
      <text:h text:style-name="P213" text:outline-level="3"><text:span text:style-name="T214">Le répertoire “</text:span><text:span text:style-name="T215">exemple”</text:span></text:h>
      <text:p text:style-name="P216"><text:span text:style-name="T217">Ce répertoire est<text:s/></text:span><text:span text:style-name="T218">fourni à titre d’e</text:span><text:span text:style-name="T219">xemple</text:span><text:span text:style-name="T220"><text:s/>et vous êtes libres de vous en servir, de le modifier, ou de vous en inspirer. Il inclut un script<text:s/></text:span><text:span text:style-name="T221">tp.sh</text:span><text:span text:style-name="T222"><text:s/>fonctionnel ainsi que le script<text:s/></text:span><text:span text:style-name="T223">autotests.sh</text:span><text:span text:style-name="T224"><text:s/>automatisant les tests sur plusieurs exemplaires (notez qu’il s’agit d’exemplaires et d’implémentat</text:span><text:span text:style-name="T225">ions bidon pour les besoins de l’exemple).</text:span></text:p>
      <text:p text:style-name="P226"/>
      <text:h text:style-name="P227" text:outline-level="1">Notes techniques</text:h>
      <text:list text:style-name="LFO3" text:continue-numbering="true">
        <text:list-item>
          <text:p text:style-name="P228"><text:span text:style-name="T229">La commande<text:s/></text:span><text:span text:style-name="T230">chmod +x mon_script.sh</text:span><text:span text:style-name="T231"><text:s/>rendra le script<text:s/></text:span><text:span text:style-name="T232">mon_script.sh</text:span><text:span text:style-name="T233"><text:s/>exécutable. Pour l’exécuter il s’agira de faire<text:s/></text:span><text:span text:style-name="T234">./mon_script.sh</text:span></text:p>
        </text:list-item>
        <text:list-item>
          <text:p text:style-name="P235"><text:span text:style-name="T236">Le guide “guide bash” sur le site Moodle du cours n’est pas spéci</text:span><text:span text:style-name="T237">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8-01-08T17:34:00Z</meta:creation-date>
    <dc:date>2018-09-14T18:50:00Z</dc:date>
    <meta:template xlink:href="Normal.dotm" xlink:type="simple"/>
    <meta:editing-cycles>56</meta:editing-cycles>
    <meta:editing-duration>PT64920S</meta:editing-duration>
    <meta:document-statistic meta:page-count="6" meta:paragraph-count="13" meta:word-count="1062" meta:character-count="6892" meta:row-count="48" meta:non-whitespace-character-count="5843"/>
  </office:meta>
</office:document-meta>
</file>